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MethodTest.equals_should_return_true_when_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MethodTest.equals_should_return_false_when_not_equal_to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Test.equals_should_return_true_when_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Test.equals_should_return_false_when_not_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Method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MethodTest.equals_should_return_true_when_equal_to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